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Tahoma1" svg:font-family="Tahoma"/>
    <style:font-face style:name="Courier New1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Courier New"/>
    </style:style>
    <style:style style:name="P2" style:family="paragraph" style:parent-style-name="Preformatted_20_Text">
      <style:paragraph-properties fo:background-color="#2b2b2b">
        <style:background-image/>
      </style:paragraph-properties>
      <style:text-properties fo:color="#808080"/>
    </style:style>
    <style:style style:name="P3" style:family="paragraph" style:parent-style-name="Preformatted_20_Text">
      <style:paragraph-properties fo:background-color="#2b2b2b">
        <style:background-image/>
      </style:paragraph-properties>
      <style:text-properties fo:color="#808080" style:font-name="Courier New"/>
    </style:style>
    <style:style style:name="P4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5" style:family="paragraph" style:parent-style-name="Preformatted_20_Text">
      <style:paragraph-properties fo:background-color="#2b2b2b">
        <style:background-image/>
      </style:paragraph-properties>
      <style:text-properties fo:color="#a9b7c6" style:font-name="Courier New"/>
    </style:style>
    <style:style style:name="P6" style:family="paragraph" style:parent-style-name="Preformatted_20_Text">
      <style:paragraph-properties fo:background-color="#2b2b2b">
        <style:background-image/>
      </style:paragraph-properties>
      <style:text-properties fo:color="#629755"/>
    </style:style>
    <style:style style:name="P7" style:family="paragraph" style:parent-style-name="Preformatted_20_Text">
      <style:paragraph-properties fo:background-color="#2b2b2b">
        <style:background-image/>
      </style:paragraph-properties>
    </style:style>
    <style:style style:name="P8" style:family="paragraph" style:parent-style-name="Preformatted_20_Text">
      <style:paragraph-properties fo:background-color="#2b2b2b">
        <style:background-image/>
      </style:paragraph-properties>
      <style:text-properties fo:color="#808080" style:font-name="Courier New"/>
    </style:style>
    <style:style style:name="P9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10" style:family="paragraph" style:parent-style-name="Preformatted_20_Text">
      <style:paragraph-properties fo:background-color="#2b2b2b">
        <style:background-image/>
      </style:paragraph-properties>
      <style:text-properties fo:color="#a9b7c6" style:font-name="Courier New"/>
    </style:style>
    <style:style style:name="P11" style:family="paragraph" style:parent-style-name="Preformatted_20_Text">
      <style:paragraph-properties fo:background-color="#2b2b2b">
        <style:background-image/>
      </style:paragraph-properties>
      <style:text-properties fo:color="#629755"/>
    </style:style>
    <style:style style:name="P12" style:family="paragraph" style:parent-style-name="Preformatted_20_Text">
      <style:paragraph-properties fo:background-color="#2b2b2b">
        <style:background-image/>
      </style:paragraph-properties>
      <style:text-properties fo:color="#cc7832"/>
    </style:style>
    <style:style style:name="P13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Courier New"/>
    </style:style>
    <style:style style:name="T1" style:family="text">
      <style:text-properties fo:color="#cc7832"/>
    </style:style>
    <style:style style:name="T2" style:family="text">
      <style:text-properties fo:color="#cc7832" style:font-name="Courier New"/>
    </style:style>
    <style:style style:name="T3" style:family="text">
      <style:text-properties style:font-name="Courier New"/>
    </style:style>
    <style:style style:name="T4" style:family="text">
      <style:text-properties style:font-name="Courier New" fo:font-style="italic"/>
    </style:style>
    <style:style style:name="T5" style:family="text">
      <style:text-properties fo:color="#6a8759" style:font-name="Courier New"/>
    </style:style>
    <style:style style:name="T6" style:family="text">
      <style:text-properties fo:color="#808080"/>
    </style:style>
    <style:style style:name="T7" style:family="text">
      <style:text-properties fo:color="#808080" style:font-name="Courier New"/>
    </style:style>
    <style:style style:name="T8" style:family="text">
      <style:text-properties fo:color="#6897bb" style:font-name="Courier New"/>
    </style:style>
    <style:style style:name="T9" style:family="text">
      <style:text-properties fo:color="#629755"/>
    </style:style>
    <style:style style:name="T10" style:family="text">
      <style:text-properties fo:color="#629755" style:font-name="Courier New" fo:font-style="italic"/>
    </style:style>
    <style:style style:name="T11" style:family="text">
      <style:text-properties fo:color="#629755" style:font-name="Courier New" fo:font-style="italic" fo:font-weight="bold"/>
    </style:style>
    <style:style style:name="T12" style:family="text">
      <style:text-properties fo:color="#9876aa" style:font-name="Courier New"/>
    </style:style>
    <style:style style:name="T13" style:family="text">
      <style:text-properties fo:color="#9876aa" style:font-name="Courier New" fo:font-style="italic"/>
    </style:style>
    <style:style style:name="T14" style:family="text">
      <style:text-properties fo:color="#ffc66d" style:font-name="Courier New"/>
    </style:style>
    <style:style style:name="T15" style:family="text">
      <style:text-properties fo:color="#bbb529"/>
    </style:style>
    <style:style style:name="T16" style:family="text">
      <style:text-properties fo:color="#bbb529" style:font-name="Courier New"/>
    </style:style>
    <style:style style:name="T17" style:family="text">
      <style:text-properties fo:color="#8a653b" style:font-name="Courier New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//@author Maximlian Raspe</text:p>
      <text:p text:style-name="P5"><text:span text:style-name="T1">public class </text:span>TurtleState {</text:p>
      <text:p text:style-name="P4"><text:s text:c="4"/><text:span text:style-name="T2">private double </text:span><text:span text:style-name="T3">x</text:span><text:span text:style-name="T2">;</text:span></text:p>
      <text:p text:style-name="P4"><text:span text:style-name="T1"><text:s text:c="4"/></text:span><text:span text:style-name="T2">private double </text:span><text:span text:style-name="T3">y</text:span><text:span text:style-name="T2">;</text:span></text:p>
      <text:p text:style-name="P4"><text:span text:style-name="T1"><text:s text:c="4"/></text:span><text:span text:style-name="T2">private double </text:span><text:span text:style-name="T3">angle</text:span><text:span text:style-name="T2">;</text:span></text:p>
      <text:p text:style-name="P4"><text:span text:style-name="T1"><text:s text:c="4"/></text:span><text:span text:style-name="T2">private boolean </text:span><text:span text:style-name="T3">down</text:span><text:span text:style-name="T2">;</text:span></text:p>
      <text:p text:style-name="P4"><text:span text:style-name="T1"><text:s text:c="4"/></text:span><text:span text:style-name="T2">public double </text:span><text:span text:style-name="T3">getX() {</text:span></text:p>
      <text:p text:style-name="P4"><text:s text:c="8"/><text:span text:style-name="T2">return this</text:span><text:span text:style-name="T3">.x</text:span><text:span text:style-name="T2">;</text:span></text:p>
      <text:p text:style-name="P4"><text:span text:style-name="T1"><text:s text:c="4"/></text:span><text:span text:style-name="T3">}</text:span></text:p>
      <text:p text:style-name="P4"><text:s text:c="4"/><text:span text:style-name="T2">public double </text:span><text:span text:style-name="T3">getY() {</text:span></text:p>
      <text:p text:style-name="P4"><text:s text:c="8"/><text:span text:style-name="T2">return this</text:span><text:span text:style-name="T3">.y</text:span><text:span text:style-name="T2">;</text:span></text:p>
      <text:p text:style-name="P4"><text:span text:style-name="T1"><text:s text:c="4"/></text:span><text:span text:style-name="T3">}</text:span></text:p>
      <text:p text:style-name="P4"><text:s text:c="4"/><text:span text:style-name="T2">public double </text:span><text:span text:style-name="T3">getAngle() {</text:span></text:p>
      <text:p text:style-name="P4"><text:s text:c="8"/><text:span text:style-name="T2">return this</text:span><text:span text:style-name="T3">.angle</text:span><text:span text:style-name="T2">;</text:span></text:p>
      <text:p text:style-name="P4"><text:span text:style-name="T1"><text:s text:c="4"/></text:span><text:span text:style-name="T3">}</text:span></text:p>
      <text:p text:style-name="P4"><text:s text:c="4"/><text:span text:style-name="T2">public boolean </text:span><text:span text:style-name="T3">getDown() {</text:span></text:p>
      <text:p text:style-name="P4"><text:s text:c="8"/><text:span text:style-name="T2">return this</text:span><text:span text:style-name="T3">.down</text:span><text:span text:style-name="T2">;</text:span></text:p>
      <text:p text:style-name="P4"><text:span text:style-name="T1"><text:s text:c="4"/></text:span><text:span text:style-name="T3">}</text:span></text:p>
      <text:p text:style-name="P4"><text:s text:c="4"/><text:span text:style-name="T2">public void </text:span><text:span text:style-name="T3">setAngle(</text:span><text:span text:style-name="T2">double </text:span><text:span text:style-name="T3">angle) {</text:span></text:p>
      <text:p text:style-name="P4"><text:s text:c="8"/><text:span text:style-name="T2">this</text:span><text:span text:style-name="T3">.angle = angle</text:span><text:span text:style-name="T2">;</text:span></text:p>
      <text:p text:style-name="P4"><text:span text:style-name="T1"><text:s text:c="4"/></text:span><text:span text:style-name="T3">}</text:span></text:p>
      <text:p text:style-name="P4"><text:s text:c="4"/><text:span text:style-name="T2">public void </text:span><text:span text:style-name="T3">setDown(</text:span><text:span text:style-name="T2">boolean </text:span><text:span text:style-name="T3">down) {</text:span></text:p>
      <text:p text:style-name="P4"><text:s text:c="8"/><text:span text:style-name="T2">this</text:span><text:span text:style-name="T3">.down = down</text:span><text:span text:style-name="T2">;</text:span></text:p>
      <text:p text:style-name="P4"><text:span text:style-name="T1"><text:s text:c="4"/></text:span><text:span text:style-name="T3">}</text:span></text:p>
      <text:p text:style-name="P4"><text:s text:c="4"/><text:span text:style-name="T2">public void </text:span><text:span text:style-name="T3">setX(</text:span><text:span text:style-name="T2">double </text:span><text:span text:style-name="T3">x) {</text:span></text:p>
      <text:p text:style-name="P4"><text:s text:c="8"/><text:span text:style-name="T2">this</text:span><text:span text:style-name="T3">.x = x</text:span><text:span text:style-name="T2">;</text:span></text:p>
      <text:p text:style-name="P4"><text:span text:style-name="T1"><text:s text:c="4"/></text:span><text:span text:style-name="T3">}</text:span></text:p>
      <text:p text:style-name="P4"><text:s text:c="4"/><text:span text:style-name="T2">public void </text:span><text:span text:style-name="T3">setY(</text:span><text:span text:style-name="T2">double </text:span><text:span text:style-name="T3">y) {</text:span></text:p>
      <text:p text:style-name="P4"><text:s text:c="8"/><text:span text:style-name="T2">this</text:span><text:span text:style-name="T3">.y = y</text:span><text:span text:style-name="T2">;</text:span></text:p>
      <text:p text:style-name="P4"><text:span text:style-name="T1"><text:s text:c="4"/></text:span><text:span text:style-name="T3">}</text:span></text:p>
      <text:p text:style-name="P1">}</text:p>
      <text:p text:style-name="P5"><text:span text:style-name="T1">public class </text:span>Wuerfel {</text:p>
      <text:p text:style-name="P4"><text:s text:c="4"/><text:span text:style-name="T2">public static void </text:span><text:span text:style-name="T3">main(String[] args) {</text:span></text:p>
      <text:p text:style-name="P4"><text:s text:c="8"/><text:span text:style-name="T3">wuerfel()</text:span><text:span text:style-name="T2">;</text:span></text:p>
      <text:p text:style-name="P4"><text:span text:style-name="T1"><text:s text:c="4"/></text:span><text:span text:style-name="T3">}</text:span></text:p>
      <text:p text:style-name="P4"><text:s text:c="4"/><text:span text:style-name="T2">public static void </text:span><text:span text:style-name="T3">wuerfel() {</text:span></text:p>
      <text:p text:style-name="P4"><text:s text:c="8"/><text:span text:style-name="T3">Turtle wurfel = </text:span><text:span text:style-name="T2">new </text:span><text:span text:style-name="T3">Turtle(</text:span><text:span text:style-name="T2">new </text:span><text:span text:style-name="T3">LineFrame(</text:span><text:span text:style-name="T5">"Würfel"</text:span><text:span text:style-name="T3">))</text:span><text:span text:style-name="T2">;</text:span></text:p>
      <text:p text:style-name="P4"><text:span text:style-name="T1"><text:s text:c="8"/></text:span><text:span text:style-name="T3">wurfel.penUp()</text:span><text:span text:style-name="T2">; </text:span><text:span text:style-name="T7">// zur mitte der lineframe springen</text:span></text:p>
      <text:p text:style-name="P4"><text:span text:style-name="T6"><text:s text:c="8"/></text:span><text:span text:style-name="T3">wurfel.turn(-Math.PI / </text:span><text:span text:style-name="T8">4</text:span><text:span text:style-name="T3">)</text:span><text:span text:style-name="T2">;</text:span></text:p>
      <text:p text:style-name="P4"><text:span text:style-name="T1"><text:s text:c="8"/></text:span><text:span text:style-name="T3">wurfel.forward(</text:span><text:span text:style-name="T8">0.5</text:span><text:span text:style-name="T3">)</text:span><text:span text:style-name="T2">;</text:span></text:p>
      <text:p text:style-name="P4"><text:span text:style-name="T1"><text:s text:c="8"/></text:span><text:span text:style-name="T3">wurfel.penDown()</text:span><text:span text:style-name="T2">;</text:span></text:p>
      <text:p text:style-name="P4"><text:span text:style-name="T1"><text:s text:c="8"/></text:span><text:span text:style-name="T3">wurfel.turn(Math.PI / </text:span><text:span text:style-name="T8">4</text:span><text:span text:style-name="T3">)</text:span><text:span text:style-name="T2">;</text:span></text:p>
      <text:p text:style-name="P4"><text:span text:style-name="T1"><text:s text:c="8"/></text:span><text:span text:style-name="T3">wurfel.forward(</text:span><text:span text:style-name="T8">0.2</text:span><text:span text:style-name="T3">)</text:span><text:span text:style-name="T2">;</text:span></text:p>
      <text:p text:style-name="P4"><text:span text:style-name="T1"><text:s text:c="8"/></text:span><text:span text:style-name="T3">wurfel.turn(-Math.PI / </text:span><text:span text:style-name="T8">2</text:span><text:span text:style-name="T3">)</text:span><text:span text:style-name="T2">;</text:span></text:p>
      <text:p text:style-name="P4"><text:span text:style-name="T1"><text:s text:c="8"/></text:span><text:span text:style-name="T3">wurfel.forward(</text:span><text:span text:style-name="T8">0.2</text:span><text:span text:style-name="T3">)</text:span><text:span text:style-name="T2">;</text:span></text:p>
      <text:p text:style-name="P4"><text:span text:style-name="T1"><text:s text:c="8"/></text:span><text:span text:style-name="T3">wurfel.turn(-Math.PI / </text:span><text:span text:style-name="T8">2</text:span><text:span text:style-name="T3">)</text:span><text:span text:style-name="T2">;</text:span></text:p>
      <text:p text:style-name="P4"><text:span text:style-name="T1"><text:s text:c="8"/></text:span><text:span text:style-name="T3">wurfel.forward(</text:span><text:span text:style-name="T8">0.2</text:span><text:span text:style-name="T3">)</text:span><text:span text:style-name="T2">;</text:span></text:p>
      <text:p text:style-name="P4"><text:span text:style-name="T1"><text:s text:c="8"/></text:span><text:span text:style-name="T3">wurfel.turn(-Math.PI / </text:span><text:span text:style-name="T8">2</text:span><text:span text:style-name="T3">)</text:span><text:span text:style-name="T2">;</text:span></text:p>
      <text:p text:style-name="P4"><text:span text:style-name="T1"><text:s text:c="8"/></text:span><text:span text:style-name="T3">wurfel.forward(</text:span><text:span text:style-name="T8">0.2</text:span><text:span text:style-name="T3">)</text:span><text:span text:style-name="T2">;</text:span></text:p>
      <text:p text:style-name="P4"><text:span text:style-name="T1"><text:s text:c="8"/></text:span><text:span text:style-name="T3">wurfel.turn(-Math.PI / </text:span><text:span text:style-name="T8">4</text:span><text:span text:style-name="T3">)</text:span><text:span text:style-name="T2">;</text:span></text:p>
      <text:p text:style-name="P4"><text:span text:style-name="T1"><text:s text:c="8"/></text:span><text:span text:style-name="T3">wurfel.forward(</text:span><text:span text:style-name="T8">0.1</text:span><text:span text:style-name="T3">)</text:span><text:span text:style-name="T2">;</text:span></text:p>
      <text:p text:style-name="P4"><text:span text:style-name="T1"><text:s text:c="8"/></text:span><text:span text:style-name="T3">wurfel.turn(-Math.PI / </text:span><text:span text:style-name="T8">4</text:span><text:span text:style-name="T3">)</text:span><text:span text:style-name="T2">;</text:span></text:p>
      <text:p text:style-name="P4"><text:span text:style-name="T1"><text:s text:c="8"/></text:span><text:span text:style-name="T3">wurfel.forward(</text:span><text:span text:style-name="T8">0.2</text:span><text:span text:style-name="T3">)</text:span><text:span text:style-name="T2">;</text:span></text:p>
      <text:p text:style-name="P4"><text:span text:style-name="T1"><text:s text:c="8"/></text:span><text:span text:style-name="T3">wurfel.turn(</text:span><text:span text:style-name="T8">5</text:span><text:span text:style-name="T3">*Math.PI / </text:span><text:span text:style-name="T8">4</text:span><text:span text:style-name="T3">)</text:span><text:span text:style-name="T2">;</text:span></text:p>
      <text:p text:style-name="P4"><text:span text:style-name="T1"><text:s text:c="8"/></text:span><text:span text:style-name="T3">wurfel.forward(</text:span><text:span text:style-name="T8">0.1</text:span><text:span text:style-name="T3">)</text:span><text:span text:style-name="T2">;</text:span></text:p>
      <text:p text:style-name="P4"><text:span text:style-name="T1"><text:s text:c="8"/></text:span><text:span text:style-name="T3">wurfel.turn(Math.PI / </text:span><text:span text:style-name="T8">4</text:span><text:span text:style-name="T3">)</text:span><text:span text:style-name="T2">;</text:span></text:p>
      <text:p text:style-name="P4"><text:span text:style-name="T1"><text:s text:c="8"/></text:span><text:span text:style-name="T3">wurfel.forward(</text:span><text:span text:style-name="T8">0.2</text:span><text:span text:style-name="T3">)</text:span><text:span text:style-name="T2">;</text:span></text:p>
      <text:p text:style-name="P4"><text:span text:style-name="T1"><text:s text:c="8"/></text:span><text:span text:style-name="T3">wurfel.turn(</text:span><text:span text:style-name="T8">3 </text:span><text:span text:style-name="T3">* Math.PI / </text:span><text:span text:style-name="T8">4</text:span><text:span text:style-name="T3">)</text:span><text:span text:style-name="T2">;</text:span></text:p>
      <text:p text:style-name="P4"><text:span text:style-name="T1"><text:s text:c="8"/></text:span><text:span text:style-name="T3">wurfel.forward(</text:span><text:span text:style-name="T8">0.1</text:span><text:span text:style-name="T3">)</text:span><text:span text:style-name="T2">;</text:span></text:p>
      <text:p text:style-name="P4"><text:span text:style-name="T1"><text:s text:c="8"/></text:span><text:span text:style-name="T3">wurfel.turn(Math.PI / </text:span><text:span text:style-name="T8">4</text:span><text:span text:style-name="T3">)</text:span><text:span text:style-name="T2">;</text:span></text:p>
      <text:p text:style-name="P4"><text:span text:style-name="T1"><text:s text:c="8"/></text:span><text:span text:style-name="T3">wurfel.forward(</text:span><text:span text:style-name="T8">0.2</text:span><text:span text:style-name="T3">)</text:span><text:span text:style-name="T2">;</text:span></text:p>
      <text:p text:style-name="P4"><text:span text:style-name="T1"><text:s text:c="8"/></text:span><text:span text:style-name="T3">wurfel.penUp()</text:span><text:span text:style-name="T2">;</text:span></text:p>
      <text:p text:style-name="P4"><text:soft-page-break/><text:span text:style-name="T1"><text:s text:c="4"/></text:span><text:span text:style-name="T3">}</text:span></text:p>
      <text:p text:style-name="P1">}</text:p>
      <text:p text:style-name="P3">//@author Maximilian Raspe</text:p>
      <text:p text:style-name="P5"><text:span text:style-name="T1">public class </text:span>Turtle {</text:p>
      <text:p text:style-name="P4"><text:s text:c="4"/><text:span text:style-name="T2">private </text:span><text:span text:style-name="T3">TurtleState state</text:span><text:span text:style-name="T2">;</text:span></text:p>
      <text:p text:style-name="P4"><text:span text:style-name="T1"><text:s text:c="4"/></text:span><text:span text:style-name="T2">private </text:span><text:span text:style-name="T3">LineFrame draw</text:span><text:span text:style-name="T2">;</text:span></text:p>
      <text:p text:style-name="P4"><text:span text:style-name="T1"><text:s text:c="4"/></text:span><text:span text:style-name="T10">/**</text:span></text:p>
      <text:p text:style-name="P6"><text:s text:c="5"/><text:span text:style-name="T4">* Konstruktor der nur das LineFrame übergeben bekommt und den anderen</text:span></text:p>
      <text:p text:style-name="P6"><text:s text:c="5"/><text:span text:style-name="T4">* Konstruktor mit default-Werten aufruft.</text:span></text:p>
      <text:p text:style-name="P6"><text:s text:c="5"/><text:span text:style-name="T4">*</text:span></text:p>
      <text:p text:style-name="P4"><text:span text:style-name="T9"><text:s text:c="5"/></text:span><text:span text:style-name="T10">* </text:span><text:span text:style-name="T11">@param </text:span><text:span text:style-name="T10">lineFrame</text:span></text:p>
      <text:p text:style-name="P6"><text:s text:c="5"/><text:span text:style-name="T4">* <text:s text:c="11"/>Das Visualisierungsfenster, auf dem gezeichnet wird.</text:span></text:p>
      <text:p text:style-name="P6"><text:s text:c="5"/><text:span text:style-name="T4">*/</text:span></text:p>
      <text:p text:style-name="P4"><text:span text:style-name="T9"><text:s text:c="4"/></text:span><text:span text:style-name="T2">public </text:span><text:span text:style-name="T3">Turtle(LineFrame lineFrame) {</text:span></text:p>
      <text:p text:style-name="P4"><text:s text:c="8"/><text:span text:style-name="T2">this</text:span><text:span text:style-name="T3">(lineFrame</text:span><text:span text:style-name="T2">, </text:span><text:span text:style-name="T8">0.5</text:span><text:span text:style-name="T2">, </text:span><text:span text:style-name="T8">0.5</text:span><text:span text:style-name="T2">, </text:span><text:span text:style-name="T3">Math.PI / </text:span><text:span text:style-name="T8">2</text:span><text:span text:style-name="T3">)</text:span><text:span text:style-name="T2">;</text:span></text:p>
      <text:p text:style-name="P4"><text:span text:style-name="T1"><text:s text:c="4"/></text:span><text:span text:style-name="T3">}</text:span></text:p>
      <text:p text:style-name="P4"><text:s text:c="4"/><text:span text:style-name="T10">/**</text:span></text:p>
      <text:p text:style-name="P6"><text:s text:c="5"/><text:span text:style-name="T4">* Konstruktor, der Werte übergeben bekommt und diese den internen Feldern</text:span></text:p>
      <text:p text:style-name="P6"><text:s text:c="5"/><text:span text:style-name="T4">* zuweist.</text:span></text:p>
      <text:p text:style-name="P6"><text:s text:c="5"/><text:span text:style-name="T4">*</text:span></text:p>
      <text:p text:style-name="P4"><text:span text:style-name="T9"><text:s text:c="5"/></text:span><text:span text:style-name="T10">* </text:span><text:span text:style-name="T11">@param </text:span><text:span text:style-name="T10">lineFrame</text:span></text:p>
      <text:p text:style-name="P6"><text:s text:c="5"/><text:span text:style-name="T4">* <text:s text:c="11"/>Das Visualisierungsfenster, auf dem gezeichnet wird.</text:span></text:p>
      <text:p text:style-name="P4"><text:span text:style-name="T9"><text:s text:c="5"/></text:span><text:span text:style-name="T10">* </text:span><text:span text:style-name="T11">@param </text:span><text:span text:style-name="T10">initX</text:span></text:p>
      <text:p text:style-name="P6"><text:s text:c="5"/><text:span text:style-name="T4">* <text:s text:c="11"/>x-Position der Turtle</text:span></text:p>
      <text:p text:style-name="P4"><text:span text:style-name="T9"><text:s text:c="5"/></text:span><text:span text:style-name="T10">* </text:span><text:span text:style-name="T11">@param </text:span><text:span text:style-name="T10">initY</text:span></text:p>
      <text:p text:style-name="P6"><text:s text:c="5"/><text:span text:style-name="T4">* <text:s text:c="11"/>y-Position der Turtle</text:span></text:p>
      <text:p text:style-name="P4"><text:span text:style-name="T9"><text:s text:c="5"/></text:span><text:span text:style-name="T10">* </text:span><text:span text:style-name="T11">@param </text:span><text:span text:style-name="T10">initAngle</text:span></text:p>
      <text:p text:style-name="P6"><text:s text:c="5"/><text:span text:style-name="T4">* <text:s text:c="11"/>Ausrichtung (Winkel) der Turtle</text:span></text:p>
      <text:p text:style-name="P6"><text:s text:c="5"/><text:span text:style-name="T4">*/</text:span></text:p>
      <text:p text:style-name="P4"><text:span text:style-name="T9"><text:s text:c="4"/></text:span><text:span text:style-name="T2">public </text:span><text:span text:style-name="T3">Turtle(LineFrame lineFrame</text:span><text:span text:style-name="T2">, double </text:span><text:span text:style-name="T3">initX</text:span><text:span text:style-name="T2">, double </text:span><text:span text:style-name="T3">initY</text:span><text:span text:style-name="T2">, double </text:span><text:span text:style-name="T3">initAngle) {</text:span></text:p>
      <text:p text:style-name="P4"><text:s text:c="7"/><text:span text:style-name="T3">draw = lineFrame</text:span><text:span text:style-name="T2">;</text:span></text:p>
      <text:p text:style-name="P4"><text:span text:style-name="T1"><text:s text:c="7"/></text:span><text:span text:style-name="T3">state = </text:span><text:span text:style-name="T2">new </text:span><text:span text:style-name="T3">TurtleState()</text:span><text:span text:style-name="T2">;</text:span></text:p>
      <text:p text:style-name="P4"><text:span text:style-name="T1"><text:s text:c="4"/></text:span><text:span text:style-name="T3">}</text:span></text:p>
      <text:p text:style-name="P4"><text:s text:c="4"/><text:span text:style-name="T10">/**</text:span></text:p>
      <text:p text:style-name="P6"><text:s text:c="5"/><text:span text:style-name="T4">* Setzt den Stift auf dem Blatt ab.</text:span></text:p>
      <text:p text:style-name="P6"><text:s text:c="5"/><text:span text:style-name="T4">*/</text:span></text:p>
      <text:p text:style-name="P4"><text:span text:style-name="T9"><text:s text:c="4"/></text:span><text:span text:style-name="T2">public void </text:span><text:span text:style-name="T3">penDown() {</text:span></text:p>
      <text:p text:style-name="P4"><text:s text:c="8"/><text:span text:style-name="T3">state.setDown(</text:span><text:span text:style-name="T2">true</text:span><text:span text:style-name="T3">)</text:span><text:span text:style-name="T2">; <text:s text:c="3"/></text:span><text:span text:style-name="T7">//true = stift aufgesetzt, getDown um wert zu erfassen</text:span></text:p>
      <text:p text:style-name="P4"><text:span text:style-name="T6"><text:s text:c="4"/></text:span><text:span text:style-name="T3">}</text:span></text:p>
      <text:p text:style-name="P4"><text:s text:c="4"/><text:span text:style-name="T10">/**</text:span></text:p>
      <text:p text:style-name="P6"><text:s text:c="5"/><text:span text:style-name="T4">* Hebt den Stift vom Blatt weg.</text:span></text:p>
      <text:p text:style-name="P6"><text:s text:c="5"/><text:span text:style-name="T4">*/</text:span></text:p>
      <text:p text:style-name="P4"><text:span text:style-name="T9"><text:s text:c="4"/></text:span><text:span text:style-name="T2">public void </text:span><text:span text:style-name="T3">penUp() {</text:span></text:p>
      <text:p text:style-name="P4"><text:s text:c="8"/><text:span text:style-name="T3">state.setDown(</text:span><text:span text:style-name="T2">false</text:span><text:span text:style-name="T3">)</text:span><text:span text:style-name="T2">; <text:s text:c="2"/></text:span><text:span text:style-name="T7">//false = stift oben</text:span></text:p>
      <text:p text:style-name="P4"><text:span text:style-name="T6"><text:s text:c="4"/></text:span><text:span text:style-name="T3">}</text:span></text:p>
      <text:p text:style-name="P4"><text:s text:c="4"/><text:span text:style-name="T10">/**</text:span></text:p>
      <text:p text:style-name="P6"><text:s text:c="5"/><text:span text:style-name="T4">* Bewegt die Schildkröte um stepSize in die blickrichtung der Schildkröte.</text:span></text:p>
      <text:p text:style-name="P6"><text:s text:c="5"/><text:span text:style-name="T4">* StepSize hat dabei einen Wert zwischen 0 und 1, wobei 1 gleich einer</text:span></text:p>
      <text:p text:style-name="P6"><text:s text:c="5"/><text:span text:style-name="T4">* Bildschrimlänge entspricht.</text:span></text:p>
      <text:p text:style-name="P6"><text:s text:c="5"/><text:span text:style-name="T4">*</text:span></text:p>
      <text:p text:style-name="P4"><text:span text:style-name="T9"><text:s text:c="5"/></text:span><text:span text:style-name="T10">* </text:span><text:span text:style-name="T11">@param </text:span><text:span text:style-name="T10">stepSize</text:span></text:p>
      <text:p text:style-name="P6"><text:s text:c="5"/><text:span text:style-name="T4">*/</text:span></text:p>
      <text:p text:style-name="P4"><text:span text:style-name="T9"><text:s text:c="4"/></text:span><text:span text:style-name="T2">public void </text:span><text:span text:style-name="T3">forward(</text:span><text:span text:style-name="T2">double </text:span><text:span text:style-name="T3">stepSize) {</text:span></text:p>
      <text:p text:style-name="P4"><text:s text:c="12"/><text:span text:style-name="T2">double </text:span><text:span text:style-name="T3">x0 = state.getX()</text:span><text:span text:style-name="T2">;</text:span></text:p>
      <text:p text:style-name="P4"><text:span text:style-name="T1"><text:s text:c="12"/></text:span><text:span text:style-name="T2">double </text:span><text:span text:style-name="T3">y0 = state.getY()</text:span><text:span text:style-name="T2">;</text:span></text:p>
      <text:p text:style-name="P4"><text:span text:style-name="T1"><text:s text:c="12"/></text:span><text:span text:style-name="T2">double </text:span><text:span text:style-name="T3">x1 = x0 + stepSize * Math.cos(state.getAngle())</text:span><text:span text:style-name="T2">;</text:span></text:p>
      <text:p text:style-name="P4"><text:span text:style-name="T1"><text:s text:c="12"/></text:span><text:span text:style-name="T2">double </text:span><text:span text:style-name="T3">y1 = y0 + stepSize * Math.sin(-state.getAngle())</text:span><text:span text:style-name="T2">;</text:span></text:p>
      <text:p text:style-name="P4"><text:span text:style-name="T1"><text:s text:c="12"/></text:span><text:span text:style-name="T3">state.setX(x1)</text:span><text:span text:style-name="T2">;</text:span></text:p>
      <text:p text:style-name="P4"><text:span text:style-name="T1"><text:s text:c="12"/></text:span><text:span text:style-name="T3">state.setY(y1)</text:span><text:span text:style-name="T2">;</text:span></text:p>
      <text:p text:style-name="P4"><text:span text:style-name="T1"><text:s text:c="12"/></text:span><text:span text:style-name="T2">if</text:span><text:span text:style-name="T3">(state.getDown() == </text:span><text:span text:style-name="T2">true</text:span><text:span text:style-name="T3">) { <text:s/></text:span><text:span text:style-name="T7">//wenn stift unten, dann zeichnen</text:span></text:p>
      <text:p text:style-name="P4"><text:soft-page-break/><text:span text:style-name="T6"><text:s text:c="16"/></text:span><text:span text:style-name="T3">draw.drawLine(x0</text:span><text:span text:style-name="T2">, </text:span><text:span text:style-name="T3">y0</text:span><text:span text:style-name="T2">, </text:span><text:span text:style-name="T3">x1</text:span><text:span text:style-name="T2">, </text:span><text:span text:style-name="T3">y1)</text:span><text:span text:style-name="T2">;</text:span></text:p>
      <text:p text:style-name="P4"><text:span text:style-name="T1"><text:s text:c="12"/></text:span><text:span text:style-name="T3">}</text:span></text:p>
      <text:p text:style-name="P4"><text:s text:c="4"/><text:span text:style-name="T3">}</text:span></text:p>
      <text:p text:style-name="P4"><text:s text:c="4"/><text:span text:style-name="T10">/**</text:span></text:p>
      <text:p text:style-name="P6"><text:s text:c="5"/><text:span text:style-name="T4">* Dreht sich um den angegebenen Wert.</text:span></text:p>
      <text:p text:style-name="P6"><text:s text:c="5"/><text:span text:style-name="T4">*</text:span></text:p>
      <text:p text:style-name="P4"><text:span text:style-name="T9"><text:s text:c="5"/></text:span><text:span text:style-name="T10">* </text:span><text:span text:style-name="T11">@param </text:span><text:span text:style-name="T10">angle</text:span></text:p>
      <text:p text:style-name="P6"><text:s text:c="5"/><text:span text:style-name="T4">* <text:s text:c="11"/>Der Wert um den sich die Turtle dreht.</text:span></text:p>
      <text:p text:style-name="P6"><text:s text:c="5"/><text:span text:style-name="T4">*/</text:span></text:p>
      <text:p text:style-name="P4"><text:span text:style-name="T9"><text:s text:c="4"/></text:span><text:span text:style-name="T2">public void </text:span><text:span text:style-name="T3">turn(</text:span><text:span text:style-name="T2">double </text:span><text:span text:style-name="T3">angle) {</text:span></text:p>
      <text:p text:style-name="P4"><text:s text:c="8"/><text:span text:style-name="T3">state.setAngle(state.getAngle() + angle)</text:span><text:span text:style-name="T2">;</text:span></text:p>
      <text:p text:style-name="P4"><text:span text:style-name="T1"><text:s text:c="4"/></text:span><text:span text:style-name="T3">}</text:span></text:p>
      <text:p text:style-name="P1">}</text:p>
      <text:p text:style-name="P3">//@author maximilian raspe</text:p>
      <text:p text:style-name="P5"><text:span text:style-name="T1">import </text:span>java.util.Scanner<text:span text:style-name="T1">;</text:span></text:p>
      <text:p text:style-name="P5"><text:span text:style-name="T1">public class </text:span>Kochkurve {</text:p>
      <text:p text:style-name="P4"><text:s text:c="4"/><text:span text:style-name="T2">public static void </text:span><text:span text:style-name="T3">main(String [] args) {</text:span></text:p>
      <text:p text:style-name="P4"><text:s text:c="8"/><text:span text:style-name="T3">Scanner stufe = </text:span><text:span text:style-name="T2">new </text:span><text:span text:style-name="T3">Scanner(System.in)</text:span><text:span text:style-name="T2">;</text:span></text:p>
      <text:p text:style-name="P4"><text:span text:style-name="T1"><text:s text:c="8"/></text:span><text:span text:style-name="T3">System.out.println(</text:span><text:span text:style-name="T5">"Anzahl der Iterationen eingeben"</text:span><text:span text:style-name="T3">)</text:span><text:span text:style-name="T2">;</text:span></text:p>
      <text:p text:style-name="P4"><text:span text:style-name="T1"><text:s text:c="8"/></text:span><text:span text:style-name="T2">int </text:span><text:span text:style-name="T3">iterationen = stufe.nextInt()</text:span><text:span text:style-name="T2">;</text:span></text:p>
      <text:p text:style-name="P4"><text:span text:style-name="T1"><text:s text:c="8"/></text:span><text:span text:style-name="T3">stufe.close()</text:span><text:span text:style-name="T2">;</text:span></text:p>
      <text:p text:style-name="P4"><text:span text:style-name="T1"><text:s text:c="8"/></text:span><text:span text:style-name="T3">Turtle kochkurve = </text:span><text:span text:style-name="T2">new </text:span><text:span text:style-name="T3">Turtle(</text:span><text:span text:style-name="T2">new </text:span><text:span text:style-name="T3">LineFrame(</text:span><text:span text:style-name="T5">"Kochkurve"</text:span><text:span text:style-name="T3">))</text:span><text:span text:style-name="T2">;</text:span></text:p>
      <text:p text:style-name="P4"><text:span text:style-name="T1"><text:s text:c="8"/></text:span><text:span text:style-name="T2">double </text:span><text:span text:style-name="T3">frameLaenge = </text:span><text:span text:style-name="T8">1.0</text:span><text:span text:style-name="T2">;</text:span></text:p>
      <text:p text:style-name="P4"><text:span text:style-name="T1"><text:s text:c="8"/></text:span><text:span text:style-name="T2">double </text:span><text:span text:style-name="T3">kantenlaenge = </text:span><text:span text:style-name="T8">0.7</text:span><text:span text:style-name="T2">; </text:span><text:span text:style-name="T7">// Kanten länge.</text:span></text:p>
      <text:p text:style-name="P4"><text:span text:style-name="T6"><text:s text:c="8"/></text:span><text:span text:style-name="T2">double </text:span><text:span text:style-name="T3">hoehe = (kantenlaenge / </text:span><text:span text:style-name="T8">2</text:span><text:span text:style-name="T3">) * Math.sqrt(</text:span><text:span text:style-name="T8">3</text:span><text:span text:style-name="T3">)</text:span><text:span text:style-name="T2">; </text:span><text:span text:style-name="T7">// Höhe des Dreiecks.</text:span></text:p>
      <text:p text:style-name="P4"><text:span text:style-name="T6"><text:s text:c="8"/></text:span><text:span text:style-name="T2">double </text:span><text:span text:style-name="T3">x1 = frameLaenge / </text:span><text:span text:style-name="T8">2</text:span><text:span text:style-name="T2">; </text:span><text:span text:style-name="T7">// x- Koordinaten für die erste Ecke (Oben mitte).</text:span></text:p>
      <text:p text:style-name="P4"><text:span text:style-name="T6"><text:s text:c="8"/></text:span><text:span text:style-name="T2">double </text:span><text:span text:style-name="T3">y1 = (frameLaenge - hoehe) / </text:span><text:span text:style-name="T8">2</text:span><text:span text:style-name="T2">; </text:span><text:span text:style-name="T7">// y-Koordinaten für die erste Ecke (Oben mitte).</text:span></text:p>
      <text:p text:style-name="P2"><text:s text:c="8"/><text:span text:style-name="T3">// Bereite Startpunkt und Winkel der Turtle vor</text:span></text:p>
      <text:p text:style-name="P4"><text:span text:style-name="T6"><text:s text:c="8"/></text:span><text:span text:style-name="T2">double </text:span><text:span text:style-name="T3">dx = x1 - </text:span><text:span text:style-name="T8">0</text:span><text:span text:style-name="T2">;</text:span></text:p>
      <text:p text:style-name="P4"><text:span text:style-name="T1"><text:s text:c="8"/></text:span><text:span text:style-name="T2">double </text:span><text:span text:style-name="T3">dy = y1 - </text:span><text:span text:style-name="T8">0</text:span><text:span text:style-name="T2">;</text:span></text:p>
      <text:p text:style-name="P4"><text:span text:style-name="T1"><text:s text:c="8"/></text:span><text:span text:style-name="T2">double </text:span><text:span text:style-name="T3">startAngle = Math.atan(dy / dx)</text:span><text:span text:style-name="T2">;</text:span></text:p>
      <text:p text:style-name="P4"><text:span text:style-name="T1"><text:s text:c="8"/></text:span><text:span text:style-name="T2">double </text:span><text:span text:style-name="T3">help = Math.pow(dy</text:span><text:span text:style-name="T2">, </text:span><text:span text:style-name="T8">2</text:span><text:span text:style-name="T3">) + Math.pow(dx</text:span><text:span text:style-name="T2">, </text:span><text:span text:style-name="T8">2</text:span><text:span text:style-name="T3">)</text:span><text:span text:style-name="T2">;</text:span></text:p>
      <text:p text:style-name="P4"><text:span text:style-name="T1"><text:s text:c="8"/></text:span><text:span text:style-name="T2">double </text:span><text:span text:style-name="T3">startStepSize = Math.sqrt(help)</text:span><text:span text:style-name="T2">;</text:span></text:p>
      <text:p text:style-name="P4"><text:span text:style-name="T1"><text:s text:c="8"/></text:span><text:span text:style-name="T3">kochkurve.turn(-startAngle)</text:span><text:span text:style-name="T2">;</text:span></text:p>
      <text:p text:style-name="P4"><text:span text:style-name="T1"><text:s text:c="8"/></text:span><text:span text:style-name="T3">kochkurve.forward(startStepSize)</text:span><text:span text:style-name="T2">;</text:span></text:p>
      <text:p text:style-name="P4"><text:span text:style-name="T1"><text:s text:c="8"/></text:span><text:span text:style-name="T3">kochkurve.turn(-((Math.PI / </text:span><text:span text:style-name="T8">6</text:span><text:span text:style-name="T3">) + (Math.PI / </text:span><text:span text:style-name="T8">2</text:span><text:span text:style-name="T3">) - startAngle))</text:span><text:span text:style-name="T2">;</text:span></text:p>
      <text:p text:style-name="P4"><text:span text:style-name="T1"><text:s text:c="8"/></text:span><text:span text:style-name="T3">kochkurve.penDown()</text:span><text:span text:style-name="T2">;</text:span></text:p>
      <text:p text:style-name="P4"><text:span text:style-name="T1"><text:s text:c="8"/></text:span><text:span text:style-name="T3">zeichnen(kochkurve</text:span><text:span text:style-name="T2">,</text:span><text:span text:style-name="T3">iterationen</text:span><text:span text:style-name="T2">, </text:span><text:span text:style-name="T3">kantenlaenge)</text:span><text:span text:style-name="T2">;</text:span></text:p>
      <text:p text:style-name="P4"><text:span text:style-name="T1"><text:s text:c="8"/></text:span><text:span text:style-name="T3">kochkurve.turn(Math.PI / </text:span><text:span text:style-name="T8">1.5</text:span><text:span text:style-name="T3">)</text:span><text:span text:style-name="T2">;</text:span></text:p>
      <text:p text:style-name="P4"><text:span text:style-name="T1"><text:s text:c="8"/></text:span><text:span text:style-name="T3">zeichnen(kochkurve</text:span><text:span text:style-name="T2">, </text:span><text:span text:style-name="T3">iterationen</text:span><text:span text:style-name="T2">, </text:span><text:span text:style-name="T3">kantenlaenge)</text:span><text:span text:style-name="T2">;</text:span></text:p>
      <text:p text:style-name="P4"><text:span text:style-name="T1"><text:s text:c="8"/></text:span><text:span text:style-name="T3">kochkurve.turn(Math.PI / </text:span><text:span text:style-name="T8">1.5</text:span><text:span text:style-name="T3">)</text:span><text:span text:style-name="T2">;</text:span></text:p>
      <text:p text:style-name="P4"><text:span text:style-name="T1"><text:s text:c="8"/></text:span><text:span text:style-name="T3">zeichnen(kochkurve</text:span><text:span text:style-name="T2">, </text:span><text:span text:style-name="T3">iterationen</text:span><text:span text:style-name="T2">, </text:span><text:span text:style-name="T3">kantenlaenge)</text:span><text:span text:style-name="T2">;</text:span></text:p>
      <text:p text:style-name="P4"><text:span text:style-name="T1"><text:s text:c="8"/></text:span><text:span text:style-name="T3">kochkurve.turn(Math.PI / </text:span><text:span text:style-name="T8">1.5</text:span><text:span text:style-name="T3">)</text:span><text:span text:style-name="T2">;</text:span></text:p>
      <text:p text:style-name="P4"><text:span text:style-name="T1"><text:s text:c="4"/></text:span><text:span text:style-name="T3">}</text:span></text:p>
      <text:p text:style-name="P4"><text:s text:c="4"/><text:span text:style-name="T2">public static void </text:span><text:span text:style-name="T3">zeichnen(Turtle kochkurve</text:span><text:span text:style-name="T2">, int </text:span><text:span text:style-name="T3">iterationen</text:span><text:span text:style-name="T2">,double </text:span><text:span text:style-name="T3">kantenlaenge ) {</text:span></text:p>
      <text:p text:style-name="P4"><text:s text:c="8"/><text:span text:style-name="T2">if</text:span><text:span text:style-name="T3">(iterationen == </text:span><text:span text:style-name="T8">0</text:span><text:span text:style-name="T3">) {</text:span></text:p>
      <text:p text:style-name="P4"><text:s text:c="12"/><text:span text:style-name="T3">kochkurve.penDown()</text:span><text:span text:style-name="T2">;</text:span></text:p>
      <text:p text:style-name="P4"><text:span text:style-name="T1"><text:s text:c="12"/></text:span><text:span text:style-name="T3">kochkurve.forward(kantenlaenge)</text:span><text:span text:style-name="T2">;</text:span></text:p>
      <text:p text:style-name="P4"><text:span text:style-name="T1"><text:s text:c="8"/></text:span><text:span text:style-name="T3">}</text:span></text:p>
      <text:p text:style-name="P4"><text:s text:c="8"/><text:span text:style-name="T2">else </text:span><text:span text:style-name="T3">{</text:span></text:p>
      <text:p text:style-name="P4"><text:s text:c="12"/><text:span text:style-name="T3">zeichnen(kochkurve</text:span><text:span text:style-name="T2">, </text:span><text:span text:style-name="T3">iterationen - </text:span><text:span text:style-name="T8">1</text:span><text:span text:style-name="T2">, </text:span><text:span text:style-name="T3">kantenlaenge / </text:span><text:span text:style-name="T8">3</text:span><text:span text:style-name="T3">)</text:span><text:span text:style-name="T2">;</text:span></text:p>
      <text:p text:style-name="P4"><text:span text:style-name="T1"><text:s text:c="12"/></text:span><text:span text:style-name="T3">kochkurve.turn(-Math.PI / </text:span><text:span text:style-name="T8">3</text:span><text:span text:style-name="T3">)</text:span><text:span text:style-name="T2">;</text:span></text:p>
      <text:p text:style-name="P4"><text:span text:style-name="T1"><text:s text:c="12"/></text:span><text:span text:style-name="T3">zeichnen(kochkurve</text:span><text:span text:style-name="T2">, </text:span><text:span text:style-name="T3">iterationen - </text:span><text:span text:style-name="T8">1</text:span><text:span text:style-name="T2">, </text:span><text:span text:style-name="T3">kantenlaenge / </text:span><text:span text:style-name="T8">3</text:span><text:span text:style-name="T3">)</text:span><text:span text:style-name="T2">;</text:span></text:p>
      <text:p text:style-name="P4"><text:span text:style-name="T1"><text:s text:c="12"/></text:span><text:span text:style-name="T3">kochkurve.turn(Math.PI / </text:span><text:span text:style-name="T8">1.5</text:span><text:span text:style-name="T3">)</text:span><text:span text:style-name="T2">;</text:span></text:p>
      <text:p text:style-name="P4"><text:span text:style-name="T1"><text:s text:c="12"/></text:span><text:span text:style-name="T3">zeichnen(kochkurve</text:span><text:span text:style-name="T2">, </text:span><text:span text:style-name="T3">iterationen - </text:span><text:span text:style-name="T8">1</text:span><text:span text:style-name="T2">, </text:span><text:span text:style-name="T3">kantenlaenge / </text:span><text:span text:style-name="T8">3</text:span><text:span text:style-name="T3">)</text:span><text:span text:style-name="T2">;</text:span></text:p>
      <text:p text:style-name="P4"><text:span text:style-name="T1"><text:s text:c="12"/></text:span><text:span text:style-name="T3">kochkurve.turn(-Math.PI / </text:span><text:span text:style-name="T8">3</text:span><text:span text:style-name="T3">)</text:span><text:span text:style-name="T2">;</text:span></text:p>
      <text:p text:style-name="P4"><text:span text:style-name="T1"><text:s text:c="12"/></text:span><text:span text:style-name="T3">zeichnen(kochkurve</text:span><text:span text:style-name="T2">, </text:span><text:span text:style-name="T3">iterationen - </text:span><text:span text:style-name="T8">1</text:span><text:span text:style-name="T2">, </text:span><text:span text:style-name="T3">kantenlaenge / </text:span><text:span text:style-name="T8">3</text:span><text:span text:style-name="T3">)</text:span><text:span text:style-name="T2">;</text:span></text:p>
      <text:p text:style-name="P4"><text:span text:style-name="T1"><text:s text:c="8"/></text:span><text:span text:style-name="T3">}</text:span></text:p>
      <text:p text:style-name="P4"><text:s text:c="4"/><text:span text:style-name="T3">}</text:span></text:p>
      <text:p text:style-name="P1"><text:soft-page-break/>}</text:p>
      <text:p text:style-name="P3">//@author maximilian raspe</text:p>
      <text:p text:style-name="P5"><text:span text:style-name="T1">public class </text:span>Auto {</text:p>
      <text:p text:style-name="P4"><text:s text:c="4"/><text:span text:style-name="T2">private int </text:span><text:span text:style-name="T12">speed</text:span><text:span text:style-name="T2">;</text:span></text:p>
      <text:p text:style-name="P4"><text:span text:style-name="T1"><text:s text:c="4"/></text:span><text:span text:style-name="T2">public int </text:span><text:span text:style-name="T14">getSpeed</text:span><text:span text:style-name="T3">() {</text:span></text:p>
      <text:p text:style-name="P4"><text:s text:c="8"/><text:span text:style-name="T2">return this</text:span><text:span text:style-name="T3">.</text:span><text:span text:style-name="T12">speed</text:span><text:span text:style-name="T2">;</text:span></text:p>
      <text:p text:style-name="P4"><text:span text:style-name="T1"><text:s text:c="4"/></text:span><text:span text:style-name="T3">}</text:span></text:p>
      <text:p text:style-name="P4"><text:s text:c="4"/><text:span text:style-name="T2">public void </text:span><text:span text:style-name="T14">setSpeed</text:span><text:span text:style-name="T3">(</text:span><text:span text:style-name="T2">int </text:span><text:span text:style-name="T3">speed) {</text:span></text:p>
      <text:p text:style-name="P4"><text:s text:c="8"/><text:span text:style-name="T2">this</text:span><text:span text:style-name="T3">.</text:span><text:span text:style-name="T12">speed </text:span><text:span text:style-name="T3">= speed</text:span><text:span text:style-name="T2">;</text:span></text:p>
      <text:p text:style-name="P4"><text:span text:style-name="T1"><text:s text:c="4"/></text:span><text:span text:style-name="T3">}</text:span></text:p>
      <text:p text:style-name="P4"><text:s text:c="4"/><text:span text:style-name="T2">public </text:span><text:span text:style-name="T14">Auto</text:span><text:span text:style-name="T3">(</text:span><text:span text:style-name="T2">int </text:span><text:span text:style-name="T3">maxSpeed) {</text:span></text:p>
      <text:p text:style-name="P4"><text:s text:c="8"/><text:span text:style-name="T2">this</text:span><text:span text:style-name="T3">.</text:span><text:span text:style-name="T12">speed </text:span><text:span text:style-name="T3">= maxSpeed</text:span><text:span text:style-name="T2">;</text:span></text:p>
      <text:p text:style-name="P4"><text:span text:style-name="T1"><text:s text:c="4"/></text:span><text:span text:style-name="T3">}</text:span></text:p>
      <text:p text:style-name="P4"><text:s text:c="4"/><text:span text:style-name="T16">@Override</text:span></text:p>
      <text:p text:style-name="P4"><text:span text:style-name="T15"><text:s text:c="4"/></text:span><text:span text:style-name="T2">public </text:span><text:span text:style-name="T3">String </text:span><text:span text:style-name="T14">toString</text:span><text:span text:style-name="T3">() {</text:span></text:p>
      <text:p text:style-name="P4"><text:s text:c="8"/><text:span text:style-name="T2">return </text:span><text:span text:style-name="T3">Integer.</text:span><text:span text:style-name="T4">toString</text:span><text:span text:style-name="T3">(</text:span><text:span text:style-name="T12">speed</text:span><text:span text:style-name="T3">)</text:span><text:span text:style-name="T2">;</text:span></text:p>
      <text:p text:style-name="P4"><text:span text:style-name="T1"><text:s text:c="4"/></text:span><text:span text:style-name="T3">}</text:span></text:p>
      <text:p text:style-name="P1">}</text:p>
      <text:p text:style-name="P3">//@author maximilian raspe</text:p>
      <text:p text:style-name="P5"><text:span text:style-name="T1">public class </text:span>Fahrbahn {</text:p>
      <text:p text:style-name="P4"><text:s text:c="4"/><text:span text:style-name="T2">private </text:span><text:span text:style-name="T3">Auto[] </text:span><text:span text:style-name="T12">autosZellen</text:span><text:span text:style-name="T2">;</text:span></text:p>
      <text:p text:style-name="P4"><text:span text:style-name="T1"><text:s text:c="4"/></text:span><text:span text:style-name="T2">private int </text:span><text:span text:style-name="T12">anzahlZellen</text:span><text:span text:style-name="T2">;</text:span></text:p>
      <text:p text:style-name="P4"><text:span text:style-name="T1"><text:s text:c="4"/></text:span><text:span text:style-name="T2">private int </text:span><text:span text:style-name="T12">maxGeschwindigkeit</text:span><text:span text:style-name="T2">;</text:span></text:p>
      <text:p text:style-name="P4"><text:span text:style-name="T1"><text:s text:c="4"/></text:span><text:span text:style-name="T2">private double </text:span><text:span text:style-name="T12">troedel</text:span><text:span text:style-name="T2">;</text:span></text:p>
      <text:p text:style-name="P4"><text:span text:style-name="T1"><text:s text:c="4"/></text:span><text:span text:style-name="T10">/**</text:span></text:p>
      <text:p text:style-name="P6"><text:s text:c="5"/><text:span text:style-name="T4">* Konstruktor, der einen Array der Zellen Größe erstellt von typ Klasse Auto,</text:span></text:p>
      <text:p text:style-name="P6"><text:s text:c="5"/><text:span text:style-name="T4">* und rechnet auf Basis der Eingaben wie Groß der Abstand zwischen zwei Autos</text:span></text:p>
      <text:p text:style-name="P6"><text:s text:c="5"/><text:span text:style-name="T4">* ist.</text:span></text:p>
      <text:p text:style-name="P6"><text:s text:c="5"/><text:span text:style-name="T4">*</text:span></text:p>
      <text:p text:style-name="P4"><text:span text:style-name="T9"><text:s text:c="5"/></text:span><text:span text:style-name="T10">* </text:span><text:span text:style-name="T11">@param </text:span><text:span text:style-name="T17">zellen <text:s text:c="12"/></text:span><text:span text:style-name="T10">wie Groß die Bahn ist.</text:span></text:p>
      <text:p text:style-name="P4"><text:span text:style-name="T9"><text:s text:c="5"/></text:span><text:span text:style-name="T10">* </text:span><text:span text:style-name="T11">@param </text:span><text:span text:style-name="T17">anzahlAutos <text:s text:c="7"/></text:span><text:span text:style-name="T10">wie viele Autos haben wir als Eingabe bekommen.</text:span></text:p>
      <text:p text:style-name="P4"><text:span text:style-name="T9"><text:s text:c="5"/></text:span><text:span text:style-name="T10">* </text:span><text:span text:style-name="T11">@param </text:span><text:span text:style-name="T17">maxGeschwindigkeit </text:span><text:span text:style-name="T10">Maximale Geschwindigkeit als Eingabe.</text:span></text:p>
      <text:p text:style-name="P4"><text:span text:style-name="T9"><text:s text:c="5"/></text:span><text:span text:style-name="T10">* </text:span><text:span text:style-name="T11">@param </text:span><text:span text:style-name="T17">troedel <text:s text:c="11"/></text:span><text:span text:style-name="T10">Trödelwahrscheinlichkeit als Eingabe.</text:span></text:p>
      <text:p text:style-name="P6"><text:s text:c="5"/><text:span text:style-name="T4">*/</text:span></text:p>
      <text:p text:style-name="P4"><text:span text:style-name="T9"><text:s text:c="4"/></text:span><text:span text:style-name="T2">public </text:span><text:span text:style-name="T14">Fahrbahn</text:span><text:span text:style-name="T3">(</text:span><text:span text:style-name="T2">int </text:span><text:span text:style-name="T3">zellen</text:span><text:span text:style-name="T2">, int </text:span><text:span text:style-name="T3">anzahlAutos</text:span><text:span text:style-name="T2">, int </text:span><text:span text:style-name="T3">maxGeschwindigkeit</text:span><text:span text:style-name="T2">, double </text:span><text:span text:style-name="T3">troedel) {</text:span></text:p>
      <text:p text:style-name="P4"><text:s text:c="8"/><text:span text:style-name="T2">this</text:span><text:span text:style-name="T3">.</text:span><text:span text:style-name="T12">anzahlZellen </text:span><text:span text:style-name="T3">= zellen</text:span><text:span text:style-name="T2">;</text:span></text:p>
      <text:p text:style-name="P4"><text:span text:style-name="T1"><text:s text:c="8"/></text:span><text:span text:style-name="T2">this</text:span><text:span text:style-name="T3">.</text:span><text:span text:style-name="T12">maxGeschwindigkeit </text:span><text:span text:style-name="T3">= maxGeschwindigkeit</text:span><text:span text:style-name="T2">;</text:span></text:p>
      <text:p text:style-name="P4"><text:span text:style-name="T1"><text:s text:c="8"/></text:span><text:span text:style-name="T2">this</text:span><text:span text:style-name="T3">.</text:span><text:span text:style-name="T12">troedel </text:span><text:span text:style-name="T3">= troedel</text:span><text:span text:style-name="T2">;</text:span></text:p>
      <text:p text:style-name="P4"><text:span text:style-name="T1"><text:s text:c="8"/></text:span><text:span text:style-name="T12">autosZellen </text:span><text:span text:style-name="T3">= </text:span><text:span text:style-name="T2">new </text:span><text:span text:style-name="T3">Auto[zellen]</text:span><text:span text:style-name="T2">;</text:span></text:p>
      <text:p text:style-name="P4"><text:span text:style-name="T1"><text:s text:c="8"/></text:span><text:span text:style-name="T2">double </text:span><text:span text:style-name="T3">div = (</text:span><text:span text:style-name="T2">double</text:span><text:span text:style-name="T3">) zellen / anzahlAutos</text:span><text:span text:style-name="T2">;</text:span></text:p>
      <text:p text:style-name="P4"><text:span text:style-name="T1"><text:s text:c="8"/></text:span><text:span text:style-name="T2">int </text:span><text:span text:style-name="T3">anzahlAutosGrosserAbstand = zellen % anzahlAutos</text:span><text:span text:style-name="T2">;</text:span></text:p>
      <text:p text:style-name="P4"><text:span text:style-name="T1"><text:s text:c="8"/></text:span><text:span text:style-name="T2">int </text:span><text:span text:style-name="T3">anzahlAutosKleinerAbstand = anzahlAutos - anzahlAutosGrosserAbstand</text:span><text:span text:style-name="T2">;</text:span></text:p>
      <text:p text:style-name="P4"><text:span text:style-name="T1"><text:s text:c="8"/></text:span><text:span text:style-name="T2">int </text:span><text:span text:style-name="T3">abstandAbgerundet = (</text:span><text:span text:style-name="T2">int</text:span><text:span text:style-name="T3">) Math.</text:span><text:span text:style-name="T4">floor</text:span><text:span text:style-name="T3">(div)</text:span><text:span text:style-name="T2">;</text:span></text:p>
      <text:p text:style-name="P4"><text:span text:style-name="T1"><text:s text:c="8"/></text:span><text:span text:style-name="T2">int </text:span><text:span text:style-name="T3">abstandAufgerundet = (</text:span><text:span text:style-name="T2">int</text:span><text:span text:style-name="T3">) Math.</text:span><text:span text:style-name="T4">ceil</text:span><text:span text:style-name="T3">(div)</text:span><text:span text:style-name="T2">;</text:span></text:p>
      <text:p text:style-name="P4"><text:span text:style-name="T1"><text:s text:c="8"/></text:span><text:span text:style-name="T2">int </text:span><text:span text:style-name="T3">index = </text:span><text:span text:style-name="T8">0</text:span><text:span text:style-name="T2">;</text:span></text:p>
      <text:p text:style-name="P4"><text:span text:style-name="T1"><text:s text:c="8"/></text:span><text:span text:style-name="T2">for </text:span><text:span text:style-name="T3">(</text:span><text:span text:style-name="T2">int </text:span><text:span text:style-name="T3">i = </text:span><text:span text:style-name="T8">0</text:span><text:span text:style-name="T2">; </text:span><text:span text:style-name="T3">i &lt; anzahlAutosGrosserAbstand</text:span><text:span text:style-name="T2">; </text:span><text:span text:style-name="T3">i++) {</text:span></text:p>
      <text:p text:style-name="P4"><text:s text:c="12"/><text:span text:style-name="T12">autosZellen</text:span><text:span text:style-name="T3">[index] = </text:span><text:span text:style-name="T2">new </text:span><text:span text:style-name="T3">Auto(maxGeschwindigkeit)</text:span><text:span text:style-name="T2">;</text:span></text:p>
      <text:p text:style-name="P4"><text:span text:style-name="T1"><text:s text:c="12"/></text:span><text:span text:style-name="T3">index += abstandAufgerundet</text:span><text:span text:style-name="T2">;</text:span></text:p>
      <text:p text:style-name="P4"><text:span text:style-name="T1"><text:s text:c="8"/></text:span><text:span text:style-name="T3">}</text:span></text:p>
      <text:p text:style-name="P4"><text:s text:c="8"/><text:span text:style-name="T2">for </text:span><text:span text:style-name="T3">(</text:span><text:span text:style-name="T2">int </text:span><text:span text:style-name="T3">i = </text:span><text:span text:style-name="T8">0</text:span><text:span text:style-name="T2">; </text:span><text:span text:style-name="T3">i &lt; anzahlAutosKleinerAbstand</text:span><text:span text:style-name="T2">; </text:span><text:span text:style-name="T3">i++) {</text:span></text:p>
      <text:p text:style-name="P4"><text:s text:c="12"/><text:span text:style-name="T12">autosZellen</text:span><text:span text:style-name="T3">[index] = </text:span><text:span text:style-name="T2">new </text:span><text:span text:style-name="T3">Auto(maxGeschwindigkeit)</text:span><text:span text:style-name="T2">;</text:span></text:p>
      <text:p text:style-name="P4"><text:span text:style-name="T1"><text:s text:c="12"/></text:span><text:span text:style-name="T3">index += abstandAbgerundet</text:span><text:span text:style-name="T2">;</text:span></text:p>
      <text:p text:style-name="P4"><text:span text:style-name="T1"><text:s text:c="8"/></text:span><text:span text:style-name="T3">}</text:span></text:p>
      <text:p text:style-name="P4"><text:s text:c="4"/><text:span text:style-name="T3">}</text:span></text:p>
      <text:p text:style-name="P4"><text:s text:c="4"/><text:span text:style-name="T10">/**</text:span></text:p>
      <text:p text:style-name="P6"><text:s text:c="5"/><text:span text:style-name="T4">* Zeichnet die Zellen. Zahlen(Geschwindigkeit): für die Plätze, in denen es ein</text:span></text:p>
      <text:p text:style-name="P6"><text:s text:c="5"/><text:span text:style-name="T4">* Auto gibt. Unterstrich: für die Plätze, in denen es kein Auto gibt.</text:span></text:p>
      <text:p text:style-name="P6"><text:soft-page-break/><text:s text:c="5"/><text:span text:style-name="T4">*/</text:span></text:p>
      <text:p text:style-name="P4"><text:span text:style-name="T9"><text:s text:c="4"/></text:span><text:span text:style-name="T2">public void </text:span><text:span text:style-name="T14">ausgeben</text:span><text:span text:style-name="T3">() {</text:span></text:p>
      <text:p text:style-name="P4"><text:s text:c="8"/><text:span text:style-name="T2">for </text:span><text:span text:style-name="T3">(</text:span><text:span text:style-name="T2">int </text:span><text:span text:style-name="T3">i = </text:span><text:span text:style-name="T8">0</text:span><text:span text:style-name="T2">; </text:span><text:span text:style-name="T3">i &lt; </text:span><text:span text:style-name="T12">autosZellen</text:span><text:span text:style-name="T3">.</text:span><text:span text:style-name="T12">length</text:span><text:span text:style-name="T2">; </text:span><text:span text:style-name="T3">i++) {</text:span></text:p>
      <text:p text:style-name="P4"><text:s text:c="12"/><text:span text:style-name="T2">if </text:span><text:span text:style-name="T3">(</text:span><text:span text:style-name="T12">autosZellen</text:span><text:span text:style-name="T3">[i] == </text:span><text:span text:style-name="T2">null</text:span><text:span text:style-name="T3">) {</text:span></text:p>
      <text:p text:style-name="P4"><text:s text:c="16"/><text:span text:style-name="T3">System.</text:span><text:span text:style-name="T13">out</text:span><text:span text:style-name="T3">.print(</text:span><text:span text:style-name="T5">"_ "</text:span><text:span text:style-name="T3">)</text:span><text:span text:style-name="T2">;</text:span></text:p>
      <text:p text:style-name="P4"><text:span text:style-name="T1"><text:s text:c="12"/></text:span><text:span text:style-name="T3">} </text:span><text:span text:style-name="T2">else </text:span><text:span text:style-name="T3">{</text:span></text:p>
      <text:p text:style-name="P4"><text:s text:c="16"/><text:span text:style-name="T3">System.</text:span><text:span text:style-name="T13">out</text:span><text:span text:style-name="T3">.print(</text:span><text:span text:style-name="T12">autosZellen</text:span><text:span text:style-name="T3">[i] + </text:span><text:span text:style-name="T5">" "</text:span><text:span text:style-name="T3">)</text:span><text:span text:style-name="T2">;</text:span></text:p>
      <text:p text:style-name="P4"><text:span text:style-name="T1"><text:s text:c="12"/></text:span><text:span text:style-name="T3">}</text:span></text:p>
      <text:p text:style-name="P4"><text:s text:c="8"/><text:span text:style-name="T3">}</text:span></text:p>
      <text:p text:style-name="P4"><text:s text:c="8"/><text:span text:style-name="T3">System.</text:span><text:span text:style-name="T13">out</text:span><text:span text:style-name="T3">.println()</text:span><text:span text:style-name="T2">;</text:span></text:p>
      <text:p text:style-name="P4"><text:span text:style-name="T1"><text:s text:c="4"/></text:span><text:span text:style-name="T3">}</text:span></text:p>
      <text:p text:style-name="P4"><text:s text:c="4"/><text:span text:style-name="T10">/**</text:span></text:p>
      <text:p text:style-name="P6"><text:s text:c="5"/><text:span text:style-name="T4">* rechnet der Abstand zwischen zwei Autos.</text:span></text:p>
      <text:p text:style-name="P6"><text:s text:c="5"/><text:span text:style-name="T4">*</text:span></text:p>
      <text:p text:style-name="P4"><text:span text:style-name="T9"><text:s text:c="5"/></text:span><text:span text:style-name="T10">* </text:span><text:span text:style-name="T11">@return </text:span><text:span text:style-name="T10">count: anzahl Zellen zwischen zwei Autos.</text:span></text:p>
      <text:p text:style-name="P6"><text:s text:c="5"/><text:span text:style-name="T4">*/</text:span></text:p>
      <text:p text:style-name="P4"><text:span text:style-name="T9"><text:s text:c="4"/></text:span><text:span text:style-name="T2">public int </text:span><text:span text:style-name="T14">abstand2Autos</text:span><text:span text:style-name="T3">(</text:span><text:span text:style-name="T2">int </text:span><text:span text:style-name="T3">autoIndex) {</text:span></text:p>
      <text:p text:style-name="P4"><text:s text:c="8"/><text:span text:style-name="T2">int </text:span><text:span text:style-name="T3">count = </text:span><text:span text:style-name="T8">0</text:span><text:span text:style-name="T2">;</text:span></text:p>
      <text:p text:style-name="P4"><text:span text:style-name="T1"><text:s text:c="8"/></text:span><text:span text:style-name="T2">int </text:span><text:span text:style-name="T3">i = (autoIndex + </text:span><text:span text:style-name="T8">1</text:span><text:span text:style-name="T3">) % </text:span><text:span text:style-name="T12">anzahlZellen</text:span><text:span text:style-name="T2">;</text:span></text:p>
      <text:p text:style-name="P4"><text:span text:style-name="T1"><text:s text:c="8"/></text:span><text:span text:style-name="T2">while </text:span><text:span text:style-name="T3">(</text:span><text:span text:style-name="T12">autosZellen</text:span><text:span text:style-name="T3">[i] == </text:span><text:span text:style-name="T2">null</text:span><text:span text:style-name="T3">) {</text:span></text:p>
      <text:p text:style-name="P4"><text:s text:c="12"/><text:span text:style-name="T3">count++</text:span><text:span text:style-name="T2">;</text:span></text:p>
      <text:p text:style-name="P4"><text:span text:style-name="T1"><text:s text:c="12"/></text:span><text:span text:style-name="T3">i = (i + </text:span><text:span text:style-name="T8">1</text:span><text:span text:style-name="T3">) % </text:span><text:span text:style-name="T12">anzahlZellen</text:span><text:span text:style-name="T2">;</text:span></text:p>
      <text:p text:style-name="P4"><text:span text:style-name="T1"><text:s text:c="8"/></text:span><text:span text:style-name="T3">}</text:span></text:p>
      <text:p text:style-name="P4"><text:s text:c="8"/><text:span text:style-name="T2">return </text:span><text:span text:style-name="T3">count</text:span><text:span text:style-name="T2">;</text:span></text:p>
      <text:p text:style-name="P4"><text:span text:style-name="T1"><text:s text:c="4"/></text:span><text:span text:style-name="T3">}</text:span></text:p>
      <text:p text:style-name="P4"><text:s text:c="4"/><text:span text:style-name="T10">/**</text:span></text:p>
      <text:p text:style-name="P6"><text:s text:c="5"/><text:span text:style-name="T4">* Die Regeln.</text:span></text:p>
      <text:p text:style-name="P6"><text:s text:c="5"/><text:span text:style-name="T4">*/</text:span></text:p>
      <text:p text:style-name="P4"><text:span text:style-name="T9"><text:s text:c="4"/></text:span><text:span text:style-name="T2">public void </text:span><text:span text:style-name="T14">update</text:span><text:span text:style-name="T3">() {</text:span></text:p>
      <text:p text:style-name="P4"><text:s text:c="8"/><text:span text:style-name="T2">int </text:span><text:span text:style-name="T3">i = </text:span><text:span text:style-name="T8">0</text:span><text:span text:style-name="T2">;</text:span></text:p>
      <text:p text:style-name="P4"><text:span text:style-name="T1"><text:s text:c="8"/></text:span><text:span text:style-name="T2">while </text:span><text:span text:style-name="T3">(i &lt; </text:span><text:span text:style-name="T12">anzahlZellen</text:span><text:span text:style-name="T3">) {</text:span></text:p>
      <text:p text:style-name="P4"><text:s text:c="12"/><text:span text:style-name="T3">Auto auto = </text:span><text:span text:style-name="T12">autosZellen</text:span><text:span text:style-name="T3">[i]</text:span><text:span text:style-name="T2">;</text:span></text:p>
      <text:p text:style-name="P4"><text:span text:style-name="T1"><text:s text:c="12"/></text:span><text:span text:style-name="T2">if </text:span><text:span text:style-name="T3">(auto == </text:span><text:span text:style-name="T2">null</text:span><text:span text:style-name="T3">) {</text:span></text:p>
      <text:p text:style-name="P4"><text:s text:c="16"/><text:span text:style-name="T3">i++</text:span><text:span text:style-name="T2">;</text:span></text:p>
      <text:p text:style-name="P12"><text:s text:c="16"/><text:span text:style-name="T3">continue;</text:span></text:p>
      <text:p text:style-name="P4"><text:span text:style-name="T1"><text:s text:c="12"/></text:span><text:span text:style-name="T3">}</text:span></text:p>
      <text:p text:style-name="P4"><text:s text:c="12"/><text:span text:style-name="T7">// Regel 1 erh�he Geschwindigkeit</text:span></text:p>
      <text:p text:style-name="P4"><text:span text:style-name="T6"><text:s text:c="12"/></text:span><text:span text:style-name="T2">int </text:span><text:span text:style-name="T3">aktuelleGeschwindigkeit = auto.getSpeed()</text:span><text:span text:style-name="T2">;</text:span></text:p>
      <text:p text:style-name="P4"><text:span text:style-name="T1"><text:s text:c="12"/></text:span><text:span text:style-name="T2">if </text:span><text:span text:style-name="T3">(aktuelleGeschwindigkeit &lt; </text:span><text:span text:style-name="T12">maxGeschwindigkeit</text:span><text:span text:style-name="T3">) {</text:span></text:p>
      <text:p text:style-name="P4"><text:s text:c="16"/><text:span text:style-name="T3">auto.setSpeed(++aktuelleGeschwindigkeit)</text:span><text:span text:style-name="T2">;</text:span></text:p>
      <text:p text:style-name="P4"><text:span text:style-name="T1"><text:s text:c="12"/></text:span><text:span text:style-name="T3">}</text:span></text:p>
      <text:p text:style-name="P4"><text:s text:c="12"/><text:span text:style-name="T7">// Regel 2</text:span></text:p>
      <text:p text:style-name="P4"><text:span text:style-name="T6"><text:s text:c="12"/></text:span><text:span text:style-name="T2">int </text:span><text:span text:style-name="T3">anzahlFreieZellen = abstand2Autos(i)</text:span><text:span text:style-name="T2">;</text:span></text:p>
      <text:p text:style-name="P4"><text:span text:style-name="T1"><text:s text:c="12"/></text:span><text:span text:style-name="T2">if </text:span><text:span text:style-name="T3">(aktuelleGeschwindigkeit &gt; anzahlFreieZellen) {</text:span></text:p>
      <text:p text:style-name="P4"><text:s text:c="16"/><text:span text:style-name="T3">aktuelleGeschwindigkeit = anzahlFreieZellen</text:span><text:span text:style-name="T2">;</text:span></text:p>
      <text:p text:style-name="P4"><text:span text:style-name="T1"><text:s text:c="16"/></text:span><text:span text:style-name="T3">auto.setSpeed(aktuelleGeschwindigkeit)</text:span><text:span text:style-name="T2">;</text:span></text:p>
      <text:p text:style-name="P4"><text:span text:style-name="T1"><text:s text:c="12"/></text:span><text:span text:style-name="T3">}</text:span></text:p>
      <text:p text:style-name="P4"><text:s text:c="12"/><text:span text:style-name="T7">// Regel 3</text:span></text:p>
      <text:p text:style-name="P4"><text:span text:style-name="T6"><text:s text:c="12"/></text:span><text:span text:style-name="T2">double </text:span><text:span text:style-name="T3">random = Math.</text:span><text:span text:style-name="T4">random</text:span><text:span text:style-name="T3">()</text:span><text:span text:style-name="T2">;</text:span></text:p>
      <text:p text:style-name="P4"><text:span text:style-name="T1"><text:s text:c="12"/></text:span><text:span text:style-name="T2">if </text:span><text:span text:style-name="T3">(random &lt; </text:span><text:span text:style-name="T12">troedel </text:span><text:span text:style-name="T3">&amp;&amp; aktuelleGeschwindigkeit &gt; </text:span><text:span text:style-name="T8">0</text:span><text:span text:style-name="T3">) {</text:span></text:p>
      <text:p text:style-name="P4"><text:s text:c="16"/><text:span text:style-name="T3">auto.setSpeed(--aktuelleGeschwindigkeit)</text:span><text:span text:style-name="T2">;</text:span></text:p>
      <text:p text:style-name="P4"><text:span text:style-name="T1"><text:s text:c="12"/></text:span><text:span text:style-name="T3">}</text:span></text:p>
      <text:p text:style-name="P4"><text:s text:c="12"/><text:span text:style-name="T7">// Regel 4</text:span></text:p>
      <text:p text:style-name="P4"><text:span text:style-name="T6"><text:s text:c="12"/></text:span><text:span text:style-name="T2">int </text:span><text:span text:style-name="T3">neuePosition = (i + aktuelleGeschwindigkeit) % </text:span><text:span text:style-name="T12">anzahlZellen</text:span><text:span text:style-name="T2">;</text:span></text:p>
      <text:p text:style-name="P4"><text:span text:style-name="T1"><text:s text:c="12"/></text:span><text:span text:style-name="T12">autosZellen</text:span><text:span text:style-name="T3">[neuePosition] = </text:span><text:span text:style-name="T12">autosZellen</text:span><text:span text:style-name="T3">[i]</text:span><text:span text:style-name="T2">;</text:span></text:p>
      <text:p text:style-name="P4"><text:span text:style-name="T1"><text:s text:c="12"/></text:span><text:span text:style-name="T2">if </text:span><text:span text:style-name="T3">(aktuelleGeschwindigkeit != </text:span><text:span text:style-name="T8">0</text:span><text:span text:style-name="T3">) {</text:span></text:p>
      <text:p text:style-name="P4"><text:s text:c="16"/><text:span text:style-name="T12">autosZellen</text:span><text:span text:style-name="T3">[i] = </text:span><text:span text:style-name="T2">null;</text:span></text:p>
      <text:p text:style-name="P4"><text:span text:style-name="T1"><text:s text:c="12"/></text:span><text:span text:style-name="T3">}</text:span></text:p>
      <text:p text:style-name="P4"><text:s text:c="12"/><text:span text:style-name="T3">i += (aktuelleGeschwindigkeit + </text:span><text:span text:style-name="T8">1</text:span><text:span text:style-name="T3">)</text:span><text:span text:style-name="T2">;</text:span></text:p>
      <text:p text:style-name="P4"><text:span text:style-name="T1"><text:s text:c="8"/></text:span><text:span text:style-name="T3">}</text:span></text:p>
      <text:p text:style-name="P4"><text:s text:c="4"/><text:span text:style-name="T3">}</text:span></text:p>
      <text:p text:style-name="P1">}</text:p>
      <text:p text:style-name="P7"><text:soft-page-break/></text:p>
      <text:p text:style-name="P3">//@author maximilian raspe</text:p>
      <text:p text:style-name="P5"><text:span text:style-name="T1">import </text:span>java.util.Scanner<text:span text:style-name="T1">;</text:span></text:p>
      <text:p text:style-name="P5"><text:span text:style-name="T1">public class </text:span>NaSchModell {</text:p>
      <text:p text:style-name="P4"><text:s text:c="4"/><text:span text:style-name="T2">public static void </text:span><text:span text:style-name="T14">main</text:span><text:span text:style-name="T3">(String[] args) {</text:span></text:p>
      <text:p text:style-name="P4"><text:s text:c="8"/><text:span text:style-name="T3">Scanner scan = </text:span><text:span text:style-name="T2">new </text:span><text:span text:style-name="T3">Scanner(System.</text:span><text:span text:style-name="T13">in</text:span><text:span text:style-name="T3">)</text:span><text:span text:style-name="T2">;</text:span></text:p>
      <text:p text:style-name="P4"><text:span text:style-name="T1"><text:s text:c="8"/></text:span><text:span text:style-name="T3">System.</text:span><text:span text:style-name="T13">out</text:span><text:span text:style-name="T3">.println(</text:span><text:span text:style-name="T5">"Fahrbahngröße eingeben"</text:span><text:span text:style-name="T3">)</text:span><text:span text:style-name="T2">;</text:span></text:p>
      <text:p text:style-name="P4"><text:span text:style-name="T1"><text:s text:c="8"/></text:span><text:span text:style-name="T2">int </text:span><text:span text:style-name="T3">fahrbahngroesse = scan.nextInt()</text:span><text:span text:style-name="T2">;</text:span></text:p>
      <text:p text:style-name="P4"><text:span text:style-name="T1"><text:s text:c="8"/></text:span><text:span text:style-name="T3">System.</text:span><text:span text:style-name="T13">out</text:span><text:span text:style-name="T3">.println(</text:span><text:span text:style-name="T5">"Fahrzeug Anzahl eingeben"</text:span><text:span text:style-name="T3">)</text:span><text:span text:style-name="T2">;</text:span></text:p>
      <text:p text:style-name="P4"><text:span text:style-name="T1"><text:s text:c="8"/></text:span><text:span text:style-name="T2">int </text:span><text:span text:style-name="T3">fahrzeuganzahl = scan.nextInt()</text:span><text:span text:style-name="T2">;</text:span></text:p>
      <text:p text:style-name="P4"><text:span text:style-name="T1"><text:s text:c="8"/></text:span><text:span text:style-name="T3">System.</text:span><text:span text:style-name="T13">out</text:span><text:span text:style-name="T3">.println(</text:span><text:span text:style-name="T5">"Maximalgeschwindigkeit eingeben"</text:span><text:span text:style-name="T3">)</text:span><text:span text:style-name="T2">;</text:span></text:p>
      <text:p text:style-name="P4"><text:span text:style-name="T1"><text:s text:c="8"/></text:span><text:span text:style-name="T2">int </text:span><text:span text:style-name="T3">maxgeschwindigkeit = scan.nextInt()</text:span><text:span text:style-name="T2">;</text:span></text:p>
      <text:p text:style-name="P4"><text:span text:style-name="T1"><text:s text:c="8"/></text:span><text:span text:style-name="T3">System.</text:span><text:span text:style-name="T13">out</text:span><text:span text:style-name="T3">.println(</text:span><text:span text:style-name="T5">"Trödelwahrscheinlichkeit zwischen 0 und 1 eingeben"</text:span><text:span text:style-name="T3">)</text:span><text:span text:style-name="T2">;</text:span></text:p>
      <text:p text:style-name="P4"><text:span text:style-name="T1"><text:s text:c="8"/></text:span><text:span text:style-name="T2">double </text:span><text:span text:style-name="T3">wahrscheinlichkeit = scan.nextDouble()</text:span><text:span text:style-name="T2">;</text:span></text:p>
      <text:p text:style-name="P4"><text:span text:style-name="T1"><text:s text:c="8"/></text:span><text:span text:style-name="T3">System.</text:span><text:span text:style-name="T13">out</text:span><text:span text:style-name="T3">.println(</text:span><text:span text:style-name="T5">"Updateanzahl eingeben"</text:span><text:span text:style-name="T3">)</text:span><text:span text:style-name="T2">;</text:span></text:p>
      <text:p text:style-name="P4"><text:span text:style-name="T1"><text:s text:c="8"/></text:span><text:span text:style-name="T2">int </text:span><text:span text:style-name="T3">updatezahl = scan.nextInt()</text:span><text:span text:style-name="T2">;</text:span></text:p>
      <text:p text:style-name="P4"><text:span text:style-name="T1"><text:s text:c="8"/></text:span><text:span text:style-name="T3">scan.close()</text:span><text:span text:style-name="T2">;</text:span></text:p>
      <text:p text:style-name="P4"><text:span text:style-name="T1"><text:s text:c="8"/></text:span><text:span text:style-name="T3">Fahrbahn strecke = </text:span><text:span text:style-name="T2">new </text:span><text:span text:style-name="T3">Fahrbahn(fahrbahngroesse</text:span><text:span text:style-name="T2">, </text:span><text:span text:style-name="T3">fahrzeuganzahl</text:span><text:span text:style-name="T2">, </text:span><text:span text:style-name="T3">maxgeschwindigkeit</text:span><text:span text:style-name="T2">, </text:span><text:span text:style-name="T3">wahrscheinlichkeit)</text:span><text:span text:style-name="T2">;</text:span></text:p>
      <text:p text:style-name="P4"><text:span text:style-name="T1"><text:s text:c="8"/></text:span><text:span text:style-name="T7">// Initialausgabe</text:span></text:p>
      <text:p text:style-name="P4"><text:span text:style-name="T6"><text:s text:c="8"/></text:span><text:span text:style-name="T3">strecke.ausgeben()</text:span><text:span text:style-name="T2">;</text:span></text:p>
      <text:p text:style-name="P4"><text:span text:style-name="T1"><text:s text:c="8"/></text:span><text:span text:style-name="T7">// Updates</text:span></text:p>
      <text:p text:style-name="P4"><text:span text:style-name="T6"><text:s text:c="8"/></text:span><text:span text:style-name="T2">for </text:span><text:span text:style-name="T3">(</text:span><text:span text:style-name="T2">int </text:span><text:span text:style-name="T3">i = </text:span><text:span text:style-name="T8">1</text:span><text:span text:style-name="T2">; </text:span><text:span text:style-name="T3">i &lt; updatezahl</text:span><text:span text:style-name="T2">; </text:span><text:span text:style-name="T3">i++) {</text:span></text:p>
      <text:p text:style-name="P4"><text:s text:c="12"/><text:span text:style-name="T3">strecke.update()</text:span><text:span text:style-name="T2">;</text:span></text:p>
      <text:p text:style-name="P4"><text:span text:style-name="T1"><text:s text:c="12"/></text:span><text:span text:style-name="T3">strecke.ausgeben()</text:span><text:span text:style-name="T2">;</text:span></text:p>
      <text:p text:style-name="P4"><text:span text:style-name="T1"><text:s text:c="8"/></text:span><text:span text:style-name="T3">}</text:span></text:p>
      <text:p text:style-name="P4"><text:s text:c="4"/><text:span text:style-name="T3">}</text:span></text:p>
      <text:p text:style-name="P1">}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Tahoma1" svg:font-family="Tahoma"/>
    <style:font-face style:name="Courier New1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MS PGothic" style:font-size-asian="10pt" style:font-name-complex="Courier New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5M22S</meta:editing-duration>
    <meta:editing-cycles>6</meta:editing-cycles>
    <meta:generator>OpenOffice/4.1.1$Win32 OpenOffice.org_project/411m6$Build-9775</meta:generator>
    <dc:date>2018-12-11T22:58:44.95</dc:date>
    <dc:creator>Knacker Rapse</dc:creator>
    <meta:document-statistic meta:table-count="0" meta:image-count="0" meta:object-count="0" meta:page-count="6" meta:paragraph-count="326" meta:word-count="1183" meta:character-count="10849"/>
    <meta:user-defined meta:name="Info 1"/>
    <meta:user-defined meta:name="Info 2"/>
    <meta:user-defined meta:name="Info 3"/>
    <meta:user-defined meta:name="Info 4"/>
  </office:meta>
</office:document-meta>
</file>